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2.754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7.25cm" fo:min-width="12.7cm"/>
    </style:style>
    <style:style style:name="gr3" style:family="graphic" style:parent-style-name="standard" style:list-style-name="L1">
      <style:graphic-properties draw:textarea-horizontal-align="justify" draw:textarea-vertical-align="top" draw:auto-grow-height="false" fo:min-height="0.946cm" fo:min-width="4.348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2.451cm" fo:min-width="1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4cm"/>
    </style:style>
    <style:style style:name="gr10" style:family="graphic" style:parent-style-name="standard">
      <style:graphic-properties draw:textarea-horizontal-align="justify" draw:textarea-vertical-align="top" draw:auto-grow-height="false" fo:min-height="1.51cm" fo:min-width="9.224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4.6cm" svg:height="1.3cm" svg:x="4.7cm" svg:y="9.6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3.2cm" svg:height="7.5cm" svg:x="1.1cm" svg:y="1.9cm">
          <text:p text:style-name="P2"><text:span text:style-name="T2">Leyenda </text:span></text:p>
          <text:p text:style-name="P2"><text:span text:style-name="T2"/></text:p>
          <text:p text:style-name="P2"><text:span text:style-name="T2"/></text:p>
          <text:p text:style-name="P2"><text:span text:style-name="T2">Var <text:s/>EOF = true</text:span></text:p>
          <text:p text:style-name="P2"><text:span text:style-name="T2"><text:tab/></text:span><text:span text:style-name="T2">Existencia de </text:span><text:span text:style-name="T2">registros true o false </text:span></text:p>
          <text:p text:style-name="P2"><text:span text:style-name="T2"/></text:p>
          <text:p text:style-name="P2"><text:span text:style-name="T2">Var <text:s/></text:span><text:span text:style-name="T3">by</text:span><text:span text:style-name="T2">_passed = 0</text:span></text:p>
          <text:p text:style-name="P2"><text:span text:style-name="T2"><text:tab/></text:span><text:span text:style-name="T2">Cantidad de </text:span><text:span text:style-name="T2">veces que se busco </text:span><text:span text:style-name="T2">un registro para </text:span><text:span text:style-name="T2">lectura</text:span></text:p>
          <text:p text:style-name="P2"><text:span text:style-name="T2"><text:tab/></text:span></text:p>
          <text:p text:style-name="P2"><text:span text:style-name="T2">Var <text:s/>record_leidos =0</text:span></text:p>
          <text:p text:style-name="P2"><text:span text:style-name="T2"><text:tab/></text:span><text:span text:style-name="T2">Numero </text:span><text:span text:style-name="T2">registros que cumplen </text:span><text:span text:style-name="T2">condición y son leídos </text:span></text:p>
          <text:p text:style-name="P2"><text:span text:style-name="T2"/></text:p>
          <text:p text:style-name="P2"><text:span text:style-name="T2">Var <text:s/></text:span><text:span text:style-name="T2">record_by_passed</text:span></text:p>
          <text:p text:style-name="P2"><text:span text:style-name="T2"><text:tab/></text:span><text:span text:style-name="T2">Registro que </text:span><text:span text:style-name="T2">no cumplieron la </text:span><text:span text:style-name="T2">condición para ser </text:span><text:span text:style-name="T2">leídos</text:span></text:p>
          <text:p text:style-name="P2"><text:span text:style-name="T2"><text:s/></text:span></text:p>
          <text:p text:style-name="P2"><text:span text:style-name="T2">Var record_aceptados</text:span></text:p>
          <text:p text:style-name="P2"><text:span text:style-name="T2"><text:tab/></text:span><text:span text:style-name="T2">Registros que </text:span><text:span text:style-name="T2">cumplieron la </text:span><text:span text:style-name="T2">condición y fuero </text:span><text:span text:style-name="T2">leídos </text:span></text:p>
          <text:p text:style-name="P2"><text:span text:style-name="T2">Var </text:span><text:span text:style-name="T2">cantidad_registos_DB</text:span><text:span text:style-name="T2">= 0 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1.9cm" svg:x="2cm" svg:y="18.5cm">
          <text:p text:style-name="P4"><text:span text:style-name="T1">Solicita datos externos</text:span></text:p>
          <text:p text:style-name="P4"><text:span text:style-name="T1">a al base de <text:s/>datos Empleados</text:span>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6.2cm" svg:height="4.4cm" svg:x="7cm" svg:y="18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6" draw:layer="layout" svg:width="5.4cm" svg:height="1.5cm" svg:x="12.6cm" svg:y="17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2" draw:id="id2" draw:layer="layout" svg:width="3.5cm" svg:height="2.7cm" svg:x="15.7cm" svg:y="10.9cm">
          <text:p text:style-name="P6"><text:span text:style-name="T1">Registros </text:span></text:p>
          <text:p text:style-name="P6"><text:span text:style-name="T1">Empleados</text:span> 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7" draw:text-style-name="P6" xml:id="id1" draw:id="id1" draw:layer="layout" svg:width="5.6cm" svg:height="1.7cm" svg:x="3.9cm" svg:y="12.2cm">
          <text:p text:style-name="P6"><text:span text:style-name="T1">Solicitud <text:s/>de todos </text:span></text:p>
          <text:p text:style-name="P6"><text:span text:style-name="T1">los registros <text:s/>empleados </text:span>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curve" svg:x1="9.5cm" svg:y1="13.05cm" svg:x2="15.7cm" svg:y2="12.25cm" draw:start-shape="id1" draw:start-glue-point="7" draw:end-shape="id2" draw:end-glue-point="5" svg:d="M9500 13050c4651 0 1552-800 6200-800" svg:viewBox="0 0 6201 801">
          <text:p/>
        </draw:connector>
        <draw:connector draw:style-name="gr8" draw:text-style-name="P7" draw:layer="layout" draw:type="curve" svg:x1="7cm" svg:y1="10.9cm" svg:x2="6.7cm" svg:y2="12.2cm" draw:start-shape="id3" draw:start-glue-point="8" draw:end-shape="id1" draw:end-glue-point="4" svg:d="M7000 10900c0 976-300 327-300 1300" svg:viewBox="0 0 301 1301">
          <text:p/>
        </draw:connector>
        <draw:custom-shape draw:style-name="gr9" draw:text-style-name="P6" draw:layer="layout" svg:width="2.9cm" svg:height="2cm" svg:x="4.9cm" svg:y="16cm">
          <text:p/>
          <draw:enhanced-geometry svg:viewBox="0 0 21600 21600" draw:glue-points="10800 0 0 10800 10800 21600 21600 10800" draw:text-areas="5400 5400 16200 16200" draw:mirror-horizontal="true" draw:type="flowchart-decision" draw:enhanced-path="M 0 10800 L 10800 0 21600 10800 10800 21600 0 10800 Z N"/>
        </draw:custom-shape>
        <draw:custom-shape draw:style-name="gr10" draw:text-style-name="P2" draw:layer="layout" svg:width="10.5cm" svg:height="1.9cm" svg:x="2.2cm" svg:y="14.4cm">
          <text:p text:style-name="P2"><text:span text:style-name="T2">cantidad_registos_DB = </text:span></text:p>
          <text:p text:style-name="P2"><text:span text:style-name="T2"><text:tab/></text:span><text:span text:style-name="T2">cantidad de <text:s/>registros en la base de dato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funcode </meta:initial-creator>
    <meta:creation-date>2021-05-11T17:46:27.991286651</meta:creation-date>
    <dc:date>2021-05-11T20:07:42.274834819</dc:date>
    <dc:creator>codefuncode </dc:creator>
    <meta:editing-duration>PT1H29M</meta:editing-duration>
    <meta:editing-cycles>2</meta:editing-cycles>
    <meta:generator>LibreOffice/6.0.7.3$Linux_X86_64 LibreOffice_project/00m0$Build-3</meta:generator>
    <meta:document-statistic meta:object-count="11"/>
  </office:meta>
</office:document-meta>
</file>